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" style:family="paragraph" style:parent-style-name="Standard">
      <style:paragraph-properties fo:margin-top="0in" fo:margin-bottom="0.1598in" loext:contextual-spacing="false"/>
      <style:text-properties style:font-name="Lato" officeooo:paragraph-rsid="00232d84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e8f2a1"/>
    </style:style>
    <style:style style:name="P6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e8f2a1"/>
    </style:style>
    <style:style style:name="P7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e8f2a1"/>
    </style:style>
    <style:style style:name="P8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e8f2a1"/>
    </style:style>
    <style:style style:name="P9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e8f2a1"/>
    </style:style>
    <style:style style:name="P10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e8f2a1"/>
    </style:style>
    <style:style style:name="P11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e8f2a1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e8f2a1"/>
    </style:style>
    <style:style style:name="P13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e8f2a1"/>
    </style:style>
    <style:style style:name="P14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e8f2a1"/>
    </style:style>
    <style:style style:name="P15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20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21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22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23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24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Instead of using traditional runlevels, systemd uses:</text:p>
      <text:p text:style-name="P1">States</text:p>
      <text:p text:style-name="P1">Variables</text:p>
      <text:p text:style-name="P1">Functions</text:p>
      <text:p text:style-name="P1">Targets</text:p>
      <text:p text:style-name="P1">Question 2</text:p>
      <text:p text:style-name="P1">The same set of services are started or stopped at different runlevels.</text:p>
      <text:p text:style-name="P1">True or False?</text:p>
      <text:p text:style-name="P1">True</text:p>
      <text:p text:style-name="P1">False</text:p>
      <text:p text:style-name="P1">Question 3</text:p>
      <text:p text:style-name="P1">What option to the who command will display the current runlevel?</text:p>
      <text:p text:style-name="P1">-r</text:p>
      <text:p text:style-name="P1">-a</text:p>
      <text:p text:style-name="P1">-t</text:p>
      <text:p text:style-name="P1">-s</text:p>
      <text:p text:style-name="P1">Question 4</text:p>
      <text:p text:style-name="P1">Which is the default runlevel for Debian based Linux systems?</text:p>
      <text:p text:style-name="P1">3</text:p>
      <text:p text:style-name="P1">2</text:p>
      <text:p text:style-name="P1">5</text:p>
      <text:p text:style-name="P1">4</text:p>
      <text:p text:style-name="P1">Question 5</text:p>
      <text:p text:style-name="P1">Which of the following commands will have the httpd service start at runlevel 5?</text:p>
      <text:p text:style-name="P1">ln -s /etc/init.d/httpd /etc/rc.d/rc5.d/K85httpd</text:p>
      <text:p text:style-name="P1">cp /etc/init.d/httpd /etc/init.d/rc5.d</text:p>
      <text:p text:style-name="P1">cp /etc/init.d/httpd /etc/rc.d</text:p>
      <text:p text:style-name="P1">ln -s /etc/init.d/httpd /etc/rc.d/rc5.d/S85httpd</text:p>
      <text:p text:style-name="P1">Question 6</text:p>
      <text:p text:style-name="P1"><text:soft-page-break/>Which of the following is not a Linux boot system?</text:p>
      <text:p text:style-name="P1">systemd</text:p>
      <text:p text:style-name="P1">init</text:p>
      <text:p text:style-name="P1">bootup</text:p>
      <text:p text:style-name="P1">upstart</text:p>
      <text:p text:style-name="P1">Question 7</text:p>
      <text:p text:style-name="P1">Which of the following is used to turn off the atd service at runlevels 2 and 4?</text:p>
      <text:p text:style-name="P1">chkconfig --level 24 atd auto off</text:p>
      <text:p text:style-name="P1">chkconfig --level 24 atd disable</text:p>
      <text:p text:style-name="P1">chkconfig --level 24 atd off</text:p>
      <text:p text:style-name="P1">chkconfig --off 24 atd</text:p>
      <text:p text:style-name="P1">Question 8</text:p>
      <text:p text:style-name="P1">Which runlevel number defines halting the system?</text:p>
      <text:p text:style-name="P1">0</text:p>
      <text:p text:style-name="P1">1</text:p>
      <text:p text:style-name="P1">5</text:p>
      <text:p text:style-name="P1">3</text:p>
      <text:p text:style-name="P1">6</text:p>
      <text:p text:style-name="P1">4</text:p>
      <text:p text:style-name="P1">2</text:p>
      <text:p text:style-name="P1">Question 9</text:p>
      <text:p text:style-name="P1">Which runlevel number defines multi-user with GUI?</text:p>
      <text:p text:style-name="P1">5</text:p>
      <text:p text:style-name="P1">3</text:p>
      <text:p text:style-name="P1">2</text:p>
      <text:p text:style-name="P1">1</text:p>
      <text:p text:style-name="P1">6</text:p>
      <text:p text:style-name="P1">4</text:p>
      <text:p text:style-name="P1">0</text:p>
      <text:p text:style-name="P1">Question 10</text:p>
      <text:p text:style-name="P1"><text:soft-page-break/>Which program would be used to notify the user of a low battery on a Linux laptop computer?</text:p>
      <text:p text:style-name="P1">acpid</text:p>
      <text:p text:style-name="P1">chkconfig</text:p>
      <text:p text:style-name="P1">rpoweroff</text:p>
      <text:p text:style-name="P1">systemctl</text:p>
      <text:p text:style-name="P1"/>
      <text:p text:style-name="P1"/>
      <text:p text:style-name="P1"/>
      <text:p text:style-name="P1"/>
      <text:p text:style-name="P1">Question 1</text:p>
      <text:p text:style-name="P1">The first process that the kernel launches is called the _____ process.</text:p>
      <text:list xml:id="list3598711207" text:style-name="L1">
        <text:list-item>
          <text:p text:style-name="P5">init</text:p>
        </text:list-item>
        <text:list-item>
          <text:p text:style-name="P15">kernel</text:p>
        </text:list-item>
        <text:list-item>
          <text:p text:style-name="P15">startx</text:p>
        </text:list-item>
        <text:list-item>
          <text:p text:style-name="P15">sys</text:p>
        </text:list-item>
      </text:list>
      <text:p text:style-name="P1"/>
      <text:p text:style-name="P2"/>
      <text:p text:style-name="P1">https://examans.com/linux-exam-1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2-20T20:51:03.839467545</dc:date>
    <meta:editing-duration>PT56M31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233" meta:character-count="1307" meta:non-whitespace-character-count="1154"/>
  </office:meta>
</office:document-meta>
</file>